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08">
            <text:p>1808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403">
            <text:p>14,403</text:p>
          </table:table-cell>
          <table:table-cell table:style-name="ce22" office:value-type="float" office:value="2055">
            <text:p>205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33">
            <text:p>933</text:p>
          </table:table-cell>
          <table:table-cell table:style-name="ce23" office:value-type="float" office:value="338">
            <text:p>33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739">
            <text:p>6,739</text:p>
          </table:table-cell>
          <table:table-cell table:style-name="ce23" office:value-type="float" office:value="2073">
            <text:p>2,07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294">
            <text:p>29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75">
            <text:p>1075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56">
            <text:p>1056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28">
            <text:p>1228</text:p>
          </table:table-cell>
          <table:table-cell table:style-name="ce22" office:value-type="float" office:value="520">
            <text:p>52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544">
            <text:p>10544</text:p>
          </table:table-cell>
          <table:table-cell table:style-name="ce22" office:value-type="float" office:value="1035">
            <text:p>10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35">
            <text:p>1,235</text:p>
          </table:table-cell>
          <table:table-cell table:style-name="ce22" office:value-type="float" office:value="247">
            <text:p>24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529">
            <text:p>42,529</text:p>
          </table:table-cell>
          <table:table-cell table:style-name="ce22" office:value-type="float" office:value="7397">
            <text:p>739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75">
            <text:p>2,8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70">
            <text:p>70</text:p>
          </table:table-cell>
          <table:table-cell table:style-name="ce22" office:value-type="float" office:value="1513">
            <text:p>151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000">
            <text:p>3,000</text:p>
          </table:table-cell>
          <table:table-cell table:style-name="ce23" office:value-type="float" office:value="611">
            <text:p>6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24">
            <text:p>8424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95">
            <text:p>13895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22">
            <text:p>622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093">
            <text:p>5,093</text:p>
          </table:table-cell>
          <table:table-cell table:style-name="ce23" office:value-type="float" office:value="823">
            <text:p>82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2">
            <text:p>80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10">
            <text:p>4410</text:p>
          </table:table-cell>
          <table:table-cell table:style-name="ce22" office:value-type="float" office:value="581">
            <text:p>58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993">
            <text:p>42993</text:p>
          </table:table-cell>
          <table:table-cell table:style-name="ce22" office:value-type="float" office:value="4067">
            <text:p>406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1418">
            <text:p>81418</text:p>
          </table:table-cell>
          <table:table-cell table:style-name="ce22" office:value-type="float" office:value="8586">
            <text:p>858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3947">
            <text:p>123947</text:p>
          </table:table-cell>
          <table:table-cell table:style-name="ce22" office:value-type="float" office:value="15983">
            <text:p>1598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